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0.44pt"/>
    </style:style>
    <style:style style:name="co2" style:family="table-column">
      <style:table-column-properties fo:break-before="auto" style:column-width="54.26pt"/>
    </style:style>
    <style:style style:name="co3" style:family="table-column">
      <style:table-column-properties fo:break-before="auto" style:column-width="97.99pt"/>
    </style:style>
    <style:style style:name="co4" style:family="table-column">
      <style:table-column-properties fo:break-before="auto" style:column-width="76.65pt"/>
    </style:style>
    <style:style style:name="co5" style:family="table-column">
      <style:table-column-properties fo:break-before="auto" style:column-width="71.26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are" table:style-name="ta1">
        <table:shapes>
          <draw:frame draw:z-index="0" draw:style-name="gr1" draw:text-style-name="P1" svg:width="453.15pt" svg:height="255.23pt" svg:x="343.33pt" svg:y="13.55pt">
            <loext:p draw:notify-on-update-of-ranges="share.C5:share.C8 share.D5:share.D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335.68pt" svg:y="279.89pt">
            <loext:p draw:notify-on-update-of-ranges="share.C12:share.C15 share.D12:share.D15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2pt" svg:height="255.26pt" svg:x="335.62pt" svg:y="557.94pt">
            <loext:p draw:notify-on-update-of-ranges="share.C19:share.C23 share.D19:share.D2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53.15pt" svg:height="255.23pt" svg:x="336.39pt" svg:y="826.72pt">
            <loext:p draw:notify-on-update-of-ranges="share.C29:share.C32 share.D29:share.D32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number-columns-repeated="10" table:default-cell-style-name="Default"/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0.313154185478" calcext:value-type="float">
            <text:p>0.3131541855</text:p>
          </table:table-cell>
          <table:table-cell table:number-columns-repeated="3"/>
          <table:table-cell table:style-name="ce1"/>
          <table:table-cell table:number-columns-repeated="6"/>
          <table:table-cell office:value-type="string" calcext:value-type="string">
            <text:p>forest</text:p>
          </table:table-cell>
          <table:table-cell office:value-type="float" office:value="0.313154185478" calcext:value-type="float">
            <text:p>0.31315418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ban</text:p>
          </table:table-cell>
          <table:table-cell office:value-type="float" office:value="0.140795944646" calcext:value-type="float">
            <text:p>0.1407959446</text:p>
          </table:table-cell>
          <table:table-cell table:number-columns-repeated="3"/>
          <table:table-cell table:style-name="ce1"/>
          <table:table-cell table:number-columns-repeated="6"/>
          <table:table-cell office:value-type="string" calcext:value-type="string">
            <text:p>urban</text:p>
          </table:table-cell>
          <table:table-cell office:value-type="float" office:value="0.140795944646" calcext:value-type="float">
            <text:p>0.1407959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i</text:p>
          </table:table-cell>
          <table:table-cell office:value-type="float" office:value="0.575243363206" calcext:value-type="float">
            <text:p>0.5752433632</text:p>
          </table:table-cell>
          <table:table-cell table:number-columns-repeated="3"/>
          <table:table-cell table:style-name="ce1"/>
          <table:table-cell table:number-columns-repeated="6"/>
          <table:table-cell office:value-type="string" calcext:value-type="string">
            <text:p>agri</text:p>
          </table:table-cell>
          <table:table-cell office:value-type="float" office:value="0.575243363206" calcext:value-type="float">
            <text:p>0.5752433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oadleaved</text:p>
          </table:table-cell>
          <table:table-cell office:value-type="float" office:value="0.108191104867" calcext:value-type="float">
            <text:p>0.1081911049</text:p>
          </table:table-cell>
          <table:table-cell office:value-type="string" calcext:value-type="string">
            <text:p>leaf_type=broadleaved</text:p>
          </table:table-cell>
          <table:table-cell table:formula="of:=[.B5]" office:value-type="float" office:value="0.108191104867" calcext:value-type="float">
            <text:p>0.1081911049</text:p>
          </table:table-cell>
          <table:table-cell/>
          <table:table-cell table:style-name="ce1"/>
          <table:table-cell table:number-columns-repeated="6"/>
          <table:table-cell office:value-type="string" calcext:value-type="string">
            <text:p>broadleaved</text:p>
          </table:table-cell>
          <table:table-cell office:value-type="float" office:value="0.108191104867" calcext:value-type="float">
            <text:p>0.10819110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eedleleaved</text:p>
          </table:table-cell>
          <table:table-cell office:value-type="float" office:value="0.00900005923462" calcext:value-type="float">
            <text:p>0.0090000592</text:p>
          </table:table-cell>
          <table:table-cell office:value-type="string" calcext:value-type="string">
            <text:p>leaf_type=needleleaved</text:p>
          </table:table-cell>
          <table:table-cell table:formula="of:=[.B6]" office:value-type="float" office:value="0.00900005923462" calcext:value-type="float">
            <text:p>0.0090000592</text:p>
          </table:table-cell>
          <table:table-cell/>
          <table:table-cell table:style-name="ce1"/>
          <table:table-cell table:number-columns-repeated="6"/>
          <table:table-cell office:value-type="string" calcext:value-type="string">
            <text:p>needleleaved</text:p>
          </table:table-cell>
          <table:table-cell office:value-type="float" office:value="0.00900005923462" calcext:value-type="float">
            <text:p>0.0090000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xedleaved</text:p>
          </table:table-cell>
          <table:table-cell office:value-type="float" office:value="0.0637805306801" calcext:value-type="float">
            <text:p>0.0637805307</text:p>
          </table:table-cell>
          <table:table-cell office:value-type="string" calcext:value-type="string">
            <text:p>leaf_type=mixed</text:p>
          </table:table-cell>
          <table:table-cell table:formula="of:=[.B7]" office:value-type="float" office:value="0.0637805306801" calcext:value-type="float">
            <text:p>0.0637805307</text:p>
          </table:table-cell>
          <table:table-cell/>
          <table:table-cell table:style-name="ce1"/>
          <table:table-cell table:number-columns-repeated="6"/>
          <table:table-cell office:value-type="string" calcext:value-type="string">
            <text:p>mixedleaved</text:p>
          </table:table-cell>
          <table:table-cell office:value-type="float" office:value="0.0637805306801" calcext:value-type="float">
            <text:p>0.06378053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ciduous</text:p>
          </table:table-cell>
          <table:table-cell office:value-type="float" office:value="0.0213946060285" calcext:value-type="float">
            <text:p>0.021394606</text:p>
          </table:table-cell>
          <table:table-cell office:value-type="string" calcext:value-type="string">
            <text:p>no leaf_type</text:p>
          </table:table-cell>
          <table:table-cell table:formula="of:=1-SUM([.D5:.D7])" office:value-type="float" office:value="0.81902830521828" calcext:value-type="float">
            <text:p>0.8190283052</text:p>
          </table:table-cell>
          <table:table-cell/>
          <table:table-cell table:style-name="ce1"/>
          <table:table-cell table:number-columns-repeated="6"/>
          <table:table-cell office:value-type="string" calcext:value-type="string">
            <text:p>deciduous</text:p>
          </table:table-cell>
          <table:table-cell office:value-type="float" office:value="0.0213946060285" calcext:value-type="float">
            <text:p>0.021394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vergreen</text:p>
          </table:table-cell>
          <table:table-cell office:value-type="float" office:value="0.00116677488847" calcext:value-type="float">
            <text:p>0.0011667749</text:p>
          </table:table-cell>
          <table:table-cell table:number-columns-repeated="3"/>
          <table:table-cell table:style-name="ce1"/>
          <table:table-cell table:number-columns-repeated="6"/>
          <table:table-cell office:value-type="string" calcext:value-type="string">
            <text:p>evergreen</text:p>
          </table:table-cell>
          <table:table-cell office:value-type="float" office:value="0.00116677488847" calcext:value-type="float">
            <text:p>0.0011667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xedcycle</text:p>
          </table:table-cell>
          <table:table-cell office:value-type="float" office:value="0.0138594500248" calcext:value-type="float">
            <text:p>0.01385945</text:p>
          </table:table-cell>
          <table:table-cell table:number-columns-repeated="3"/>
          <table:table-cell table:style-name="ce1"/>
          <table:table-cell table:number-columns-repeated="6"/>
          <table:table-cell office:value-type="string" calcext:value-type="string">
            <text:p>mixedcycle</text:p>
          </table:table-cell>
          <table:table-cell office:value-type="float" office:value="0.0138594500248" calcext:value-type="float">
            <text:p>0.013859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foresttype</text:p>
          </table:table-cell>
          <table:table-cell office:value-type="float" office:value="0.818088881004" calcext:value-type="float">
            <text:p>0.818088881</text:p>
          </table:table-cell>
          <table:table-cell table:number-columns-repeated="3"/>
          <table:table-cell table:style-name="ce1"/>
          <table:table-cell table:number-columns-repeated="6"/>
          <table:table-cell office:value-type="string" calcext:value-type="string">
            <text:p>no</text:p>
          </table:table-cell>
          <table:table-cell office:value-type="float" office:value="0.818088881004" calcext:value-type="float">
            <text:p>0.818088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</text:p>
          </table:table-cell>
          <table:table-cell office:value-type="float" office:value="0.0338399569776" calcext:value-type="float">
            <text:p>0.033839957</text:p>
          </table:table-cell>
          <table:table-cell office:value-type="string" calcext:value-type="string">
            <text:p>farm (deprecated)</text:p>
          </table:table-cell>
          <table:table-cell table:formula="of:=[.B12]" office:value-type="float" office:value="0.0338399569776" calcext:value-type="float">
            <text:p>0.033839957</text:p>
          </table:table-cell>
          <table:table-cell/>
          <table:table-cell table:style-name="ce1"/>
          <table:table-cell table:number-columns-repeated="6"/>
          <table:table-cell office:value-type="string" calcext:value-type="string">
            <text:p>farm</text:p>
          </table:table-cell>
          <table:table-cell office:value-type="float" office:value="0.0338399569776" calcext:value-type="float">
            <text:p>0.033839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land</text:p>
          </table:table-cell>
          <table:table-cell office:value-type="float" office:value="0.480357783826" calcext:value-type="float">
            <text:p>0.4803577838</text:p>
          </table:table-cell>
          <table:table-cell office:value-type="string" calcext:value-type="string">
            <text:p>farmland</text:p>
          </table:table-cell>
          <table:table-cell table:formula="of:=[.B13]" office:value-type="float" office:value="0.480357783826" calcext:value-type="float">
            <text:p>0.4803577838</text:p>
          </table:table-cell>
          <table:table-cell/>
          <table:table-cell table:style-name="ce1"/>
          <table:table-cell table:number-columns-repeated="6"/>
          <table:table-cell office:value-type="string" calcext:value-type="string">
            <text:p>farmland</text:p>
          </table:table-cell>
          <table:table-cell office:value-type="float" office:value="0.480357783826" calcext:value-type="float">
            <text:p>0.48035778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rmyard</text:p>
          </table:table-cell>
          <table:table-cell office:value-type="float" office:value="0.0175397460681" calcext:value-type="float">
            <text:p>0.0175397461</text:p>
          </table:table-cell>
          <table:table-cell office:value-type="string" calcext:value-type="string">
            <text:p>meadow</text:p>
          </table:table-cell>
          <table:table-cell table:formula="of:=[.B15]" office:value-type="float" office:value="0.456365083532" calcext:value-type="float">
            <text:p>0.4563650835</text:p>
          </table:table-cell>
          <table:table-cell table:number-columns-repeated="8"/>
          <table:table-cell office:value-type="string" calcext:value-type="string">
            <text:p>farmyard</text:p>
          </table:table-cell>
          <table:table-cell office:value-type="float" office:value="0.0175397460681" calcext:value-type="float">
            <text:p>0.01753974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adow</text:p>
          </table:table-cell>
          <table:table-cell office:value-type="float" office:value="0.456365083532" calcext:value-type="float">
            <text:p>0.4563650835</text:p>
          </table:table-cell>
          <table:table-cell office:value-type="string" calcext:value-type="string">
            <text:p>orchard</text:p>
          </table:table-cell>
          <table:table-cell table:formula="of:=[.B16]" office:value-type="float" office:value="0.0118974295968" calcext:value-type="float">
            <text:p>0.0118974296</text:p>
          </table:table-cell>
          <table:table-cell table:number-columns-repeated="8"/>
          <table:table-cell office:value-type="string" calcext:value-type="string">
            <text:p>meadow</text:p>
          </table:table-cell>
          <table:table-cell office:value-type="float" office:value="0.456365083532" calcext:value-type="float">
            <text:p>0.4563650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rchard</text:p>
          </table:table-cell>
          <table:table-cell office:value-type="float" office:value="0.0118974295968" calcext:value-type="float">
            <text:p>0.0118974296</text:p>
          </table:table-cell>
          <table:table-cell table:number-columns-repeated="10"/>
          <table:table-cell office:value-type="string" calcext:value-type="string">
            <text:p>orchard</text:p>
          </table:table-cell>
          <table:table-cell office:value-type="float" office:value="0.0118974295968" calcext:value-type="float">
            <text:p>0.0118974296</text:p>
          </table:table-cell>
          <table:table-cell table:number-columns-repeated="2"/>
        </table:table-row>
        <table:table-row table:style-name="ro1">
          <table:table-cell table:number-columns-repeated="16"/>
        </table:table-row>
        <table:table-row table:style-name="ro1">
          <table:table-cell table:number-columns-repeated="12"/>
          <table:table-cell office:value-type="string" calcext:value-type="string">
            <text:p>agri</text:p>
          </table:table-cell>
          <table:table-cell office:value-type="float" office:value="0.632112823955" calcext:value-type="float">
            <text:p>0.6321128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ri</text:p>
          </table:table-cell>
          <table:table-cell office:value-type="float" office:value="0.632112823955" calcext:value-type="float">
            <text:p>0.632112824</text:p>
          </table:table-cell>
          <table:table-cell office:value-type="string" calcext:value-type="string">
            <text:p>Agricultural</text:p>
          </table:table-cell>
          <table:table-cell table:formula="of:=[.B19]" office:value-type="float" office:value="0.632112823955" calcext:value-type="float">
            <text:p>0.632112824</text:p>
          </table:table-cell>
          <table:table-cell table:number-columns-repeated="8"/>
          <table:table-cell office:value-type="string" calcext:value-type="string">
            <text:p>forest</text:p>
          </table:table-cell>
          <table:table-cell office:value-type="float" office:value="0.35025650945" calcext:value-type="float">
            <text:p>0.3502565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0.35025650945" calcext:value-type="float">
            <text:p>0.3502565095</text:p>
          </table:table-cell>
          <table:table-cell office:value-type="string" calcext:value-type="string">
            <text:p>Forested areas</text:p>
          </table:table-cell>
          <table:table-cell table:formula="of:=[.B20]" office:value-type="float" office:value="0.35025650945" calcext:value-type="float">
            <text:p>0.3502565095</text:p>
          </table:table-cell>
          <table:table-cell table:number-columns-repeated="8"/>
          <table:table-cell office:value-type="string" calcext:value-type="string">
            <text:p>urban</text:p>
          </table:table-cell>
          <table:table-cell office:value-type="float" office:value="0.190817137559" calcext:value-type="float">
            <text:p>0.19081713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rban</text:p>
          </table:table-cell>
          <table:table-cell office:value-type="float" office:value="0.190817137559" calcext:value-type="float">
            <text:p>0.1908171376</text:p>
          </table:table-cell>
          <table:table-cell office:value-type="string" calcext:value-type="string">
            <text:p>Urban</text:p>
          </table:table-cell>
          <table:table-cell table:formula="of:=[.B21]" office:value-type="float" office:value="0.190817137559" calcext:value-type="float">
            <text:p>0.1908171376</text:p>
          </table:table-cell>
          <table:table-cell table:number-columns-repeated="8"/>
          <table:table-cell office:value-type="string" calcext:value-type="string">
            <text:p>industrial</text:p>
          </table:table-cell>
          <table:table-cell office:value-type="float" office:value="0.0229258536552" calcext:value-type="float">
            <text:p>0.02292585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dustrial</text:p>
          </table:table-cell>
          <table:table-cell office:value-type="float" office:value="0.0229258536552" calcext:value-type="float">
            <text:p>0.0229258537</text:p>
          </table:table-cell>
          <table:table-cell office:value-type="string" calcext:value-type="string">
            <text:p>Industrial</text:p>
          </table:table-cell>
          <table:table-cell table:formula="of:=[.B22]" office:value-type="float" office:value="0.0229258536552" calcext:value-type="float">
            <text:p>0.0229258537</text:p>
          </table:table-cell>
          <table:table-cell table:number-columns-repeated="8"/>
          <table:table-cell office:value-type="string" calcext:value-type="string">
            <text:p>water</text:p>
          </table:table-cell>
          <table:table-cell office:value-type="float" office:value="0.016921696003" calcext:value-type="float">
            <text:p>0.016921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0.016921696003" calcext:value-type="float">
            <text:p>0.016921696</text:p>
          </table:table-cell>
          <table:table-cell office:value-type="string" calcext:value-type="string">
            <text:p>Water</text:p>
          </table:table-cell>
          <table:table-cell table:formula="of:=[.B23]" office:value-type="float" office:value="0.016921696003" calcext:value-type="float">
            <text:p>0.016921696</text:p>
          </table:table-cell>
          <table:table-cell table:number-columns-repeated="8"/>
          <table:table-cell office:value-type="string" calcext:value-type="string">
            <text:p>broadleaved</text:p>
          </table:table-cell>
          <table:table-cell office:value-type="float" office:value="0.108191104867" calcext:value-type="float">
            <text:p>0.1081911049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Other</text:p>
          </table:table-cell>
          <table:table-cell table:formula="of:=SUM([.D19:.D23])" office:value-type="float" office:value="1.2130340206222" calcext:value-type="float">
            <text:p>1.2130340206</text:p>
          </table:table-cell>
          <table:table-cell table:number-columns-repeated="8"/>
          <table:table-cell office:value-type="string" calcext:value-type="string">
            <text:p>needleleaved</text:p>
          </table:table-cell>
          <table:table-cell office:value-type="float" office:value="0.00900005923462" calcext:value-type="float">
            <text:p>0.0090000592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mixedleaved</text:p>
          </table:table-cell>
          <table:table-cell office:value-type="float" office:value="0.0637805306801" calcext:value-type="float">
            <text:p>0.0637805307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deciduous</text:p>
          </table:table-cell>
          <table:table-cell office:value-type="float" office:value="0.0213946060285" calcext:value-type="float">
            <text:p>0.021394606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evergreen</text:p>
          </table:table-cell>
          <table:table-cell office:value-type="float" office:value="0.00116677488847" calcext:value-type="float">
            <text:p>0.0011667749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mixedcycle</text:p>
          </table:table-cell>
          <table:table-cell office:value-type="float" office:value="0.0138594500248" calcext:value-type="float">
            <text:p>0.01385945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f_cycle=deciduous</text:p>
          </table:table-cell>
          <table:table-cell table:formula="of:=[.B8]" office:value-type="float" office:value="0.0213946060285" calcext:value-type="float">
            <text:p>0.021394606</text:p>
          </table:table-cell>
          <table:table-cell table:number-columns-repeated="8"/>
          <table:table-cell office:value-type="string" calcext:value-type="string">
            <text:p>no</text:p>
          </table:table-cell>
          <table:table-cell office:value-type="string" calcext:value-type="string">
            <text:p>forest</text:p>
          </table:table-cell>
          <table:table-cell office:value-type="string" calcext:value-type="string">
            <text:p>type</text:p>
          </table:table-cell>
          <table:table-cell office:value-type="float" office:value="0.818088881004" calcext:value-type="float">
            <text:p>0.81808888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leaf_cycle=evergreen</text:p>
          </table:table-cell>
          <table:table-cell table:formula="of:=[.B9]" office:value-type="float" office:value="0.00116677488847" calcext:value-type="float">
            <text:p>0.0011667749</text:p>
          </table:table-cell>
          <table:table-cell table:number-columns-repeated="8"/>
          <table:table-cell office:value-type="string" calcext:value-type="string">
            <text:p>farm</text:p>
          </table:table-cell>
          <table:table-cell office:value-type="float" office:value="0.0344440977049" calcext:value-type="float">
            <text:p>0.0344440977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leaf_cycle=mixed</text:p>
          </table:table-cell>
          <table:table-cell table:formula="of:=[.B10]" office:value-type="float" office:value="0.0138594500248" calcext:value-type="float">
            <text:p>0.01385945</text:p>
          </table:table-cell>
          <table:table-cell table:number-columns-repeated="8"/>
          <table:table-cell office:value-type="string" calcext:value-type="string">
            <text:p>farmland</text:p>
          </table:table-cell>
          <table:table-cell office:value-type="float" office:value="0.488933554211" calcext:value-type="float">
            <text:p>0.4889335542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no leaf_cycle</text:p>
          </table:table-cell>
          <table:table-cell table:formula="of:=1-SUM([.D29:.D31])" office:value-type="float" office:value="0.96357916905823" calcext:value-type="float">
            <text:p>0.9635791691</text:p>
          </table:table-cell>
          <table:table-cell table:number-columns-repeated="8"/>
          <table:table-cell office:value-type="string" calcext:value-type="string">
            <text:p>meadow</text:p>
          </table:table-cell>
          <table:table-cell office:value-type="float" office:value="0.464512515092" calcext:value-type="float">
            <text:p>0.4645125151</text:p>
          </table:table-cell>
          <table:table-cell table:number-columns-repeated="2"/>
        </table:table-row>
        <table:table-row table:style-name="ro1">
          <table:table-cell table:number-columns-repeated="12"/>
          <table:table-cell office:value-type="string" calcext:value-type="string">
            <text:p>orchard</text:p>
          </table:table-cell>
          <table:table-cell office:value-type="float" office:value="0.0121098329924" calcext:value-type="float">
            <text:p>0.012109833</text:p>
          </table:table-cell>
          <table:table-cell table:number-columns-repeated="2"/>
        </table:table-row>
      </table:table>
      <table:table table:name="clc" table:style-name="ta1">
        <table:shapes>
          <draw:frame draw:z-index="0" draw:style-name="gr1" draw:text-style-name="P1" svg:width="453.46pt" svg:height="255.23pt" svg:x="248.2pt" svg:y="9.04pt">
            <loext:p draw:notify-on-update-of-ranges="clc.A1:clc.A5 clc.B1:clc.B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Agri (211, 212, 222, 231)</text:p>
          </table:table-cell>
          <table:table-cell office:value-type="float" office:value="0.454786129331" calcext:value-type="float">
            <text:p>0.4547861293</text:p>
          </table:table-cell>
        </table:table-row>
        <table:table-row table:style-name="ro1">
          <table:table-cell office:value-type="string" calcext:value-type="string">
            <text:p>Forest (311, 312, 313)</text:p>
          </table:table-cell>
          <table:table-cell office:value-type="float" office:value="0.268341390391" calcext:value-type="float">
            <text:p>0.2683413904</text:p>
          </table:table-cell>
        </table:table-row>
        <table:table-row table:style-name="ro1">
          <table:table-cell office:value-type="string" calcext:value-type="string">
            <text:p>Urban (1** except 121)</text:p>
          </table:table-cell>
          <table:table-cell office:value-type="float" office:value="0.252499895561" calcext:value-type="float">
            <text:p>0.2524998956</text:p>
          </table:table-cell>
        </table:table-row>
        <table:table-row table:style-name="ro1">
          <table:table-cell office:value-type="string" calcext:value-type="string">
            <text:p>Industrial (121)</text:p>
          </table:table-cell>
          <table:table-cell office:value-type="float" office:value="0.0220734190373" calcext:value-type="float">
            <text:p>0.022073419</text:p>
          </table:table-cell>
        </table:table-row>
        <table:table-row table:style-name="ro1">
          <table:table-cell office:value-type="string" calcext:value-type="string">
            <text:p>Water (511, 512)</text:p>
          </table:table-cell>
          <table:table-cell office:value-type="float" office:value="0.0067385007409" calcext:value-type="float">
            <text:p>0.0067385007</text:p>
          </table:table-cell>
        </table:table-row>
        <table:table-row table:style-name="ro1">
          <table:table-cell office:value-type="string" calcext:value-type="string">
            <text:p>broadleaved</text:p>
          </table:table-cell>
          <table:table-cell office:value-type="float" office:value="0.33239289442" calcext:value-type="float">
            <text:p>0.3323928944</text:p>
          </table:table-cell>
        </table:table-row>
        <table:table-row table:style-name="ro1">
          <table:table-cell office:value-type="string" calcext:value-type="string">
            <text:p>needleleaved</text:p>
          </table:table-cell>
          <table:table-cell office:value-type="float" office:value="0.231067568482" calcext:value-type="float">
            <text:p>0.2310675685</text:p>
          </table:table-cell>
        </table:table-row>
        <table:table-row table:style-name="ro1">
          <table:table-cell office:value-type="string" calcext:value-type="string">
            <text:p>mixedleaved</text:p>
          </table:table-cell>
          <table:table-cell office:value-type="float" office:value="0.436539537098" calcext:value-type="float">
            <text:p>0.4365395371</text:p>
          </table:table-cell>
        </table:table-row>
        <table:table-row table:style-name="ro1">
          <table:table-cell office:value-type="string" calcext:value-type="string">
            <text:p>farmland</text:p>
          </table:table-cell>
          <table:table-cell office:value-type="float" office:value="0.649185026504" calcext:value-type="float">
            <text:p>0.6491850265</text:p>
          </table:table-cell>
        </table:table-row>
        <table:table-row table:style-name="ro1">
          <table:table-cell office:value-type="string" calcext:value-type="string">
            <text:p>meadow</text:p>
          </table:table-cell>
          <table:table-cell office:value-type="float" office:value="0.342851634883" calcext:value-type="float">
            <text:p>0.3428516349</text:p>
          </table:table-cell>
        </table:table-row>
        <table:table-row table:style-name="ro1">
          <table:table-cell office:value-type="string" calcext:value-type="string">
            <text:p>orchard</text:p>
          </table:table-cell>
          <table:table-cell office:value-type="float" office:value="0.00796333861275" calcext:value-type="float">
            <text:p>0.0079633386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agri</text:p>
          </table:table-cell>
          <table:table-cell office:value-type="float" office:value="0.337378475731" calcext:value-type="float">
            <text:p>0.3373784757</text:p>
          </table:table-cell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0.199066337839" calcext:value-type="float">
            <text:p>0.1990663378</text:p>
          </table:table-cell>
        </table:table-row>
        <table:table-row table:style-name="ro1">
          <table:table-cell office:value-type="string" calcext:value-type="string">
            <text:p>urban</text:p>
          </table:table-cell>
          <table:table-cell office:value-type="float" office:value="0.187314485629" calcext:value-type="float">
            <text:p>0.1873144856</text:p>
          </table:table-cell>
        </table:table-row>
        <table:table-row table:style-name="ro1">
          <table:table-cell office:value-type="string" calcext:value-type="string">
            <text:p>industrial</text:p>
          </table:table-cell>
          <table:table-cell office:value-type="float" office:value="0.0163749419534" calcext:value-type="float">
            <text:p>0.016374942</text:p>
          </table:table-cell>
        </table:table-row>
        <table:table-row table:style-name="ro1">
          <table:table-cell office:value-type="string" calcext:value-type="string">
            <text:p>water</text:p>
          </table:table-cell>
          <table:table-cell office:value-type="float" office:value="0.00502123069916" calcext:value-type="float">
            <text:p>0.0050212307</text:p>
          </table:table-cell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0.25484452" calcext:value-type="float">
            <text:p>0.2548445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6">00/00/0000</text:date>, <text:time style:data-style-name="N2" text:time-value="08:21:22.83391830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10-26T08:45:57.979561109</dc:date>
    <meta:editing-duration>PT4H52M13S</meta:editing-duration>
    <meta:editing-cycles>26</meta:editing-cycles>
    <dc:creator>Julien Minet</dc:creator>
    <meta:document-statistic meta:table-count="2" meta:cell-count="17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 style:percentage-data-style-name="N10010">
      <style:chart-properties chart:link-data-style-to-source="true" chart:data-label-number="percentag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99ff33"/>
    </style:style>
    <style:style style:name="ch11" style:family="chart">
      <style:chart-properties chart:solid-type="cuboid"/>
      <style:graphic-properties draw:fill-color="#314004"/>
    </style:style>
    <style:style style:name="ch12" style:family="chart">
      <style:chart-properties chart:solid-type="cuboid"/>
      <style:graphic-properties draw:fill-color="#ff6600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circle" chart:style-name="ch1">
        <chart:title svg:x="5.952cm" svg:y="0.316cm" chart:style-name="ch2">
          <text:p>Share of forest type</text:p>
        </chart:title>
        <chart:subtitle svg:x="4.92cm" svg:y="1.275cm" chart:style-name="ch3">
          <text:p>for landuse=forest or natural=wood</text:p>
        </chart:subtitle>
        <chart:legend chart:legend-position="end" svg:x="11.607cm" svg:y="3.456cm" style:legend-expansion="high" chart:style-name="ch4"/>
        <chart:plot-area chart:style-name="ch5" table:cell-range-address="share.C5:share.D8" chart:data-source-has-labels="column" svg:x="0.319cm" svg:y="2.138cm" svg:width="10.969cm" svg:height="6.687cm">
          <chartooo:coordinate-region svg:x="2.46cm" svg:y="2.139cm" svg:width="6.686cm" svg:height="6.686cm"/>
          <chart:axis chart:dimension="x" chart:name="primary-x" chart:style-name="ch6" chartooo:axis-type="auto">
            <chartooo:date-scale/>
            <chart:categories table:cell-range-address="share.C5:share.C8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are.D5:share.D8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leaf_type=broadleaved</text:p>
                <draw:g>
                  <svg:desc>share.C5:share.C8</svg:desc>
                </draw:g>
              </table:table-cell>
              <table:table-cell office:value-type="float" office:value="0.108191104867">
                <text:p>0.108191104867</text:p>
                <draw:g>
                  <svg:desc>share.D5:share.D8</svg:desc>
                </draw:g>
              </table:table-cell>
            </table:table-row>
            <table:table-row>
              <table:table-cell office:value-type="string">
                <text:p>leaf_type=needleleaved</text:p>
              </table:table-cell>
              <table:table-cell office:value-type="float" office:value="0.00900005923462">
                <text:p>0.00900005923462</text:p>
              </table:table-cell>
            </table:table-row>
            <table:table-row>
              <table:table-cell office:value-type="string">
                <text:p>leaf_type=mixed</text:p>
              </table:table-cell>
              <table:table-cell office:value-type="float" office:value="0.0637805306801">
                <text:p>0.0637805306801</text:p>
              </table:table-cell>
            </table:table-row>
            <table:table-row>
              <table:table-cell office:value-type="string">
                <text:p>no leaf_type</text:p>
              </table:table-cell>
              <table:table-cell office:value-type="float" office:value="0.81902830521828">
                <text:p>0.8190283052182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 style:percentage-data-style-name="N10010">
      <style:chart-properties chart:link-data-style-to-source="true" chart:data-label-number="percentag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004586"/>
    </style:style>
    <style:style style:name="ch11" style:family="chart">
      <style:chart-properties chart:solid-type="cuboid"/>
      <style:graphic-properties draw:fill-color="#ff950e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993366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006cm" svg:y="0.316cm" chart:style-name="ch2">
          <text:p>Share of agricultural land-use</text:p>
        </chart:title>
        <chart:subtitle svg:x="12.612cm" svg:y="2.771cm" chart:style-name="ch3">
          <text:p>landuse =</text:p>
        </chart:subtitle>
        <chart:legend chart:legend-position="end" svg:x="12.546cm" svg:y="3.454cm" style:legend-expansion="high" chart:style-name="ch4"/>
        <chart:plot-area chart:style-name="ch5" table:cell-range-address="share.C12:share.D15" chart:data-source-has-labels="column" svg:x="0.32cm" svg:y="2.138cm" svg:width="11.906cm" svg:height="6.682cm">
          <chartooo:coordinate-region svg:x="2.932cm" svg:y="2.139cm" svg:width="6.681cm" svg:height="6.681cm"/>
          <chart:axis chart:dimension="x" chart:name="primary-x" chart:style-name="ch6" chartooo:axis-type="auto">
            <chartooo:date-scale/>
            <chart:categories table:cell-range-address="share.C12:share.C15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are.D12:share.D15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farm (deprecated)</text:p>
                <draw:g>
                  <svg:desc>share.C12:share.C15</svg:desc>
                </draw:g>
              </table:table-cell>
              <table:table-cell office:value-type="float" office:value="0.0338399569776">
                <text:p>0.0338399569776</text:p>
                <draw:g>
                  <svg:desc>share.D12:share.D15</svg:desc>
                </draw:g>
              </table:table-cell>
            </table:table-row>
            <table:table-row>
              <table:table-cell office:value-type="string">
                <text:p>farmland</text:p>
              </table:table-cell>
              <table:table-cell office:value-type="float" office:value="0.480357783826">
                <text:p>0.480357783826</text:p>
              </table:table-cell>
            </table:table-row>
            <table:table-row>
              <table:table-cell office:value-type="string">
                <text:p>meadow</text:p>
              </table:table-cell>
              <table:table-cell office:value-type="float" office:value="0.456365083532">
                <text:p>0.456365083532</text:p>
              </table:table-cell>
            </table:table-row>
            <table:table-row>
              <table:table-cell office:value-type="string">
                <text:p>orchard</text:p>
              </table:table-cell>
              <table:table-cell office:value-type="float" office:value="0.0118974295968">
                <text:p>0.01189742959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 style:percentage-data-style-name="N10010">
      <style:chart-properties chart:link-data-style-to-source="true" chart:data-label-number="valu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660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ff0000"/>
    </style:style>
    <style:style style:name="ch12" style:family="chart">
      <style:chart-properties chart:solid-type="cuboid"/>
      <style:graphic-properties draw:fill-color="#660066"/>
    </style:style>
    <style:style style:name="ch13" style:family="chart">
      <style:chart-properties chart:solid-type="cuboid"/>
      <style:graphic-properties draw:fill-color="#0084d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circle" chart:style-name="ch1">
        <chart:title svg:x="4.908cm" svg:y="0.316cm" chart:style-name="ch2">
          <text:p>Share of landuse by main type</text:p>
        </chart:title>
        <chart:legend chart:legend-position="end" svg:x="12.932cm" svg:y="3.208cm" style:legend-expansion="high" chart:style-name="ch3"/>
        <chart:plot-area chart:style-name="ch4" table:cell-range-address="share.C19:share.D23" chart:data-source-has-labels="column" svg:x="0.319cm" svg:y="1.275cm" svg:width="12.294cm" svg:height="7.551cm">
          <chartooo:coordinate-region svg:x="2.691cm" svg:y="1.276cm" svg:width="7.55cm" svg:height="7.55cm"/>
          <chart:axis chart:dimension="x" chart:name="primary-x" chart:style-name="ch5" chartooo:axis-type="auto">
            <chartooo:date-scale/>
            <chart:categories table:cell-range-address="share.C19:share.C2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are.D19:share.D2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Agricultural</text:p>
                <draw:g>
                  <svg:desc>share.C19:share.C23</svg:desc>
                </draw:g>
              </table:table-cell>
              <table:table-cell office:value-type="float" office:value="0.632112823955">
                <text:p>0.632112823955</text:p>
                <draw:g>
                  <svg:desc>share.D19:share.D23</svg:desc>
                </draw:g>
              </table:table-cell>
            </table:table-row>
            <table:table-row>
              <table:table-cell office:value-type="string">
                <text:p>Forested areas</text:p>
              </table:table-cell>
              <table:table-cell office:value-type="float" office:value="0.35025650945">
                <text:p>0.35025650945</text:p>
              </table:table-cell>
            </table:table-row>
            <table:table-row>
              <table:table-cell office:value-type="string">
                <text:p>Urban</text:p>
              </table:table-cell>
              <table:table-cell office:value-type="float" office:value="0.190817137559">
                <text:p>0.190817137559</text:p>
              </table:table-cell>
            </table:table-row>
            <table:table-row>
              <table:table-cell office:value-type="string">
                <text:p>Industrial</text:p>
              </table:table-cell>
              <table:table-cell office:value-type="float" office:value="0.0229258536552">
                <text:p>0.0229258536552</text:p>
              </table:table-cell>
            </table:table-row>
            <table:table-row>
              <table:table-cell office:value-type="string">
                <text:p>Water</text:p>
              </table:table-cell>
              <table:table-cell office:value-type="float" office:value="0.016921696003">
                <text:p>0.0169216960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">
      <style:chart-properties chart:link-data-style-to-source="true" chart:data-label-number="value" chart:data-label-text="false" chart:data-label-symbol="false" chart:label-position="avoid-overlap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ff6600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ff0000"/>
    </style:style>
    <style:style style:name="ch12" style:family="chart">
      <style:chart-properties chart:solid-type="cuboid"/>
      <style:graphic-properties draw:fill-color="#4b1f6f"/>
    </style:style>
    <style:style style:name="ch13" style:family="chart">
      <style:chart-properties chart:solid-type="cuboid"/>
      <style:graphic-properties draw:fill-color="#729fcf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circle" chart:style-name="ch1">
        <chart:title svg:x="3.749cm" svg:y="0.316cm" chart:style-name="ch2">
          <text:p>Corine Land Cover share of some classes</text:p>
        </chart:title>
        <chart:legend chart:legend-position="end" svg:x="11.459cm" svg:y="3.207cm" style:legend-expansion="high" chart:style-name="ch3"/>
        <chart:plot-area chart:style-name="ch4" table:cell-range-address="clc.A1:clc.B5" chart:data-source-has-labels="column" svg:x="0.319cm" svg:y="1.275cm" svg:width="10.821cm" svg:height="7.55cm">
          <chartooo:coordinate-region svg:x="1.955cm" svg:y="1.276cm" svg:width="7.549cm" svg:height="7.549cm"/>
          <chart:axis chart:dimension="x" chart:name="primary-x" chart:style-name="ch5" chartooo:axis-type="auto">
            <chartooo:date-scale/>
            <chart:categories table:cell-range-address="clc.A1:clc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clc.B1:clc.B5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gri (211, 212, 222, 231)</text:p>
                <draw:g>
                  <svg:desc>clc.A1:clc.A5</svg:desc>
                </draw:g>
              </table:table-cell>
              <table:table-cell office:value-type="float" office:value="0.454786129331">
                <text:p>0.454786129331</text:p>
                <draw:g>
                  <svg:desc>clc.B1:clc.B5</svg:desc>
                </draw:g>
              </table:table-cell>
            </table:table-row>
            <table:table-row>
              <table:table-cell office:value-type="string">
                <text:p>Forest (311, 312, 313)</text:p>
              </table:table-cell>
              <table:table-cell office:value-type="float" office:value="0.268341390391">
                <text:p>0.268341390391</text:p>
              </table:table-cell>
            </table:table-row>
            <table:table-row>
              <table:table-cell office:value-type="string">
                <text:p>Urban (1** except 121)</text:p>
              </table:table-cell>
              <table:table-cell office:value-type="float" office:value="0.252499895561">
                <text:p>0.252499895561</text:p>
              </table:table-cell>
            </table:table-row>
            <table:table-row>
              <table:table-cell office:value-type="string">
                <text:p>Industrial (121)</text:p>
              </table:table-cell>
              <table:table-cell office:value-type="float" office:value="0.0220734190373">
                <text:p>0.0220734190373</text:p>
              </table:table-cell>
            </table:table-row>
            <table:table-row>
              <table:table-cell office:value-type="string">
                <text:p>Water (511, 512)</text:p>
              </table:table-cell>
              <table:table-cell office:value-type="float" office:value="0.0067385007409">
                <text:p>0.006738500740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6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10">
      <style:chart-properties chart:link-data-style-to-source="true" chart:data-label-number="value" chart:data-label-text="false" chart:data-label-symbol="false" chart:label-position="avoid-overlap"/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chart-properties chart:solid-type="cuboid"/>
      <style:graphic-properties draw:fill-color="#579d1c"/>
    </style:style>
    <style:style style:name="ch11" style:family="chart">
      <style:chart-properties chart:solid-type="cuboid"/>
      <style:graphic-properties draw:fill-color="#314004"/>
    </style:style>
    <style:style style:name="ch12" style:family="chart">
      <style:chart-properties chart:solid-type="cuboid"/>
      <style:graphic-properties draw:fill-color="#ff950e"/>
    </style:style>
    <style:style style:name="ch13" style:family="chart">
      <style:chart-properties chart:solid-type="cuboid"/>
      <style:graphic-properties draw:fill-color="#0084d1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87cm" svg:height="9.005cm" xlink:href=".." xlink:type="simple" chart:class="chart:circle" chart:style-name="ch1">
        <chart:title svg:x="5.846cm" svg:y="0.316cm" chart:style-name="ch2">
          <text:p>Share of forest cycle</text:p>
        </chart:title>
        <chart:subtitle svg:x="4.92cm" svg:y="1.275cm" chart:style-name="ch3">
          <text:p>for landuse=forest or natural=wood</text:p>
        </chart:subtitle>
        <chart:legend chart:legend-position="end" svg:x="11.898cm" svg:y="3.456cm" style:legend-expansion="high" chart:style-name="ch4"/>
        <chart:plot-area chart:style-name="ch5" table:cell-range-address="share.C29:share.D32" chart:data-source-has-labels="column" svg:x="0.319cm" svg:y="2.138cm" svg:width="11.26cm" svg:height="6.687cm">
          <chartooo:coordinate-region svg:x="2.606cm" svg:y="2.139cm" svg:width="6.686cm" svg:height="6.686cm"/>
          <chart:axis chart:dimension="x" chart:name="primary-x" chart:style-name="ch6" chartooo:axis-type="auto">
            <chartooo:date-scale/>
            <chart:categories table:cell-range-address="share.C29:share.C32"/>
          </chart:axis>
          <chart:axis chart:dimension="y" chart:name="primary-y" chart:style-name="ch7">
            <chart:grid chart:style-name="ch8" chart:class="major"/>
          </chart:axis>
          <chart:series chart:style-name="ch9" chart:values-cell-range-address="share.D29:share.D32" chart:class="chart:circle">
            <chart:data-point chart:style-name="ch10"/>
            <chart:data-point chart:style-name="ch11"/>
            <chart:data-point chart:style-name="ch12"/>
            <chart:data-point chart:style-name="ch13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leaf_cycle=deciduous</text:p>
                <draw:g>
                  <svg:desc>share.C29:share.C32</svg:desc>
                </draw:g>
              </table:table-cell>
              <table:table-cell office:value-type="float" office:value="0.0213946060285">
                <text:p>0.0213946060285</text:p>
                <draw:g>
                  <svg:desc>share.D29:share.D32</svg:desc>
                </draw:g>
              </table:table-cell>
            </table:table-row>
            <table:table-row>
              <table:table-cell office:value-type="string">
                <text:p>leaf_cycle=evergreen</text:p>
              </table:table-cell>
              <table:table-cell office:value-type="float" office:value="0.00116677488847">
                <text:p>0.00116677488847</text:p>
              </table:table-cell>
            </table:table-row>
            <table:table-row>
              <table:table-cell office:value-type="string">
                <text:p>leaf_cycle=mixed</text:p>
              </table:table-cell>
              <table:table-cell office:value-type="float" office:value="0.0138594500248">
                <text:p>0.0138594500248</text:p>
              </table:table-cell>
            </table:table-row>
            <table:table-row>
              <table:table-cell office:value-type="string">
                <text:p>no leaf_cycle</text:p>
              </table:table-cell>
              <table:table-cell office:value-type="float" office:value="0.96357916905823">
                <text:p>0.96357916905823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